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17AD837C389AE0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2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12.05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22.5cm" svg:height="12.056cm" svg:x="4.5cm" svg:y="0.6cm" presentation:class="subtitle">
          <draw:text-box>
            <text:p>Etapes du projet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Etapes du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vue 1</text:p>
              </text:list-item>
              <text:list-item>
                <text:p>Revue 2</text:p>
              </text:list-item>
              <text:list-item>
                <text:p>Revue 3</text:p>
              </text:list-item>
              <text:list-item>
                <text:p>Jury fin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Revue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ntre le 29 janvier et le 1<text:span text:style-name="T1">er</text:span> février</text:p>
              </text:list-item>
              <text:list-item>
                <text:p>Répondre à la problématique : Quoi ?</text:p>
              </text:list-item>
              <text:list-item>
                <text:p>Diaporama individuel (15-20 minutes) et Dossier</text:p>
                <text:list>
                  <text:list-item>
                    <text:p>Présentation contexte (Entreprise, ...) et du besoin (le pourquoi de ce projet)</text:p>
                    <text:list>
                      <text:list-item>
                        <text:p>Synoptiques</text:p>
                      </text:list-item>
                      <text:list-item>
                        <text:p>Bilan entrées/sorties, données</text:p>
                      </text:list-item>
                    </text:list>
                  </text:list-item>
                  <text:list-item>
                    <text:p>Présentation des tâches </text:p>
                    <text:list>
                      <text:list-item>
                        <text:p>Diagramme de cas d'utilisation (situer chacun dans le projet)</text:p>
                      </text:list-item>
                      <text:list-item>
                        <text:p>Diagramme de séquence "métier" </text:p>
                      </text:list-item>
                    </text:list>
                  </text:list-item>
                  <text:list-item>
                    <text:p>Planification (Diagramme de Gant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Revue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ntre le 5 mars et le 8 mars</text:p>
              </text:list-item>
              <text:list-item>
                <text:p>Répondre à la problématique : Comment ?</text:p>
              </text:list-item>
              <text:list-item>
                <text:p><text:span text:style-name="T2">Diaporama individuel </text:span><text:s/>(15-20 minutes) et Dossier</text:p>
                <text:list>
                  <text:list-item>
                    <text:p>Présentation des tâches </text:p>
                    <text:list>
                      <text:list-item>
                        <text:p>Diagramme de cas d'utilisation</text:p>
                      </text:list-item>
                      <text:list-item>
                        <text:p>Diagramme de séquence</text:p>
                      </text:list-item>
                      <text:list-item>
                        <text:p>Diagramme état-transition</text:p>
                      </text:list-item>
                      <text:list-item>
                        <text:p>Diagramme de classe</text:p>
                      </text:list-item>
                    </text:list>
                  </text:list-item>
                  <text:list-item>
                    <text:p>Choix des technologies (justification argumentée)</text:p>
                    <text:list>
                      <text:list-item>
                        <text:p>Tables de base de données </text:p>
                      </text:list-item>
                      <text:list-item>
                        <text:p>Choix des capteurs</text:p>
                      </text:list-item>
                      <text:list-item>
                        <text:p>Présentation des outils (soft et/ou hard)</text:p>
                      </text:list-item>
                    </text:list>
                  </text:list-item>
                  <text:list-item>
                    <text:p>IHMs non fonctionnelles (validées par le commanditai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Revue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ntre le 2 avril et le 5 avril</text:p>
              </text:list-item>
              <text:list-item>
                <text:p>Test unitaire (test complet d'un module dont vous avez la charge)</text:p>
                <text:list>
                  <text:list-item>
                    <text:p>Fiche avec procédure de test et compte rend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Jury fin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ébut Juin</text:p>
              </text:list-item>
              <text:list-item>
                <text:p>Jury externe (1 prof de physique, 1 prof d'info)</text:p>
              </text:list-item>
              <text:list-item>
                <text:p>3 parties</text:p>
                <text:list>
                  <text:list-item>
                    <text:p>Présentation du projet et de votre travail sous forme de diaporama (20 minutes)</text:p>
                  </text:list-item>
                  <text:list-item>
                    <text:p>Mise en oeuvre de TOUTES les parties du projet et plus particulièrement de votre partie (20 minutes)</text:p>
                  </text:list-item>
                  <text:list-item>
                    <text:p>Questions/réponses avec le jury (20 minutes maxi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2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2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2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2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15.75cm" svg:x="0cm" svg:y="0cm">
        <draw:image xlink:href="Pictures/10000000000005560000030017AD837C389AE0F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4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11.0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2" draw:layer="backgroundobjects" svg:width="6.523cm" svg:height="1.085cm" svg:x="20.075cm" svg:y="14.347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6</text:page-count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0:57:34.358500107</meta:creation-date>
    <dc:date>2019-01-15T08:01:51.703233623</dc:date>
    <meta:editing-duration>PT27M37S</meta:editing-duration>
    <meta:editing-cycles>11</meta:editing-cycles>
    <meta:generator>LibreOffice/6.0.6.2$Linux_X86_64 LibreOffice_project/00m0$Build-2</meta:generator>
    <meta:document-statistic meta:object-count="56"/>
  </office:meta>
</office:document-meta>
</file>